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06ca" officeooo:paragraph-rsid="001b06ca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b06ca" officeooo:paragraph-rsid="001b06ca" style:font-size-asian="17.5pt" style:font-size-complex="20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b39f3" officeooo:paragraph-rsid="001b39f3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d1923" officeooo:paragraph-rsid="001d1923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b06ca" officeooo:paragraph-rsid="001b06c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b39f3" officeooo:paragraph-rsid="001b39f3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39f3" officeooo:paragraph-rsid="001b39f3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d1923" officeooo:paragraph-rsid="001d1923" style:font-size-asian="16pt" style:font-size-complex="16pt"/>
    </style:style>
    <style:style style:name="P12" style:family="paragraph" style:parent-style-name="Standard">
      <style:paragraph-properties fo:text-align="start" style:justify-single-word="false" fo:break-before="page"/>
      <style:text-properties fo:font-size="16pt" officeooo:rsid="001b06ca" officeooo:paragraph-rsid="001b06ca" style:font-size-asian="16pt" style:font-size-complex="16pt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officeooo:rsid="001b39f3" officeooo:paragraph-rsid="001b39f3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officeooo:rsid="001b39f3" officeooo:paragraph-rsid="001b39f3" style:font-size-asian="16pt" style:font-size-complex="1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officeooo:rsid="001d1923" officeooo:paragraph-rsid="001d1923" style:font-size-asian="16pt" style:font-size-complex="16pt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rsid="0020c908" officeooo:paragraph-rsid="0020c908" style:font-size-asian="12.25pt" style:font-size-complex="14pt"/>
    </style:style>
    <style:style style:name="T1" style:family="text">
      <style:text-properties officeooo:rsid="001d1923"/>
    </style:style>
    <style:style style:name="T2" style:family="text">
      <style:text-properties officeooo:rsid="00205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mulador de un Kernel</text:p>
      <text:p text:style-name="P4">Partes 1 y 2</text:p>
      <text:p text:style-name="P4"/>
      <text:p text:style-name="P8"/>
      <text:p text:style-name="P6">Sistemas Operativos</text:p>
      <text:p text:style-name="P6"/>
      <text:p text:style-name="P6"/>
      <text:p text:style-name="P9"/>
      <text:p text:style-name="P8">11/11/2022</text:p>
      <text:p text:style-name="P8"/>
      <text:p text:style-name="P8">Ian Fernandez Hermida</text:p>
      <text:p text:style-name="P8"/>
      <text:p text:style-name="P12"/>
      <text:p text:style-name="P5">Índice</text:p>
      <text:list xml:id="list536321515" text:style-name="L1">
        <text:list-item>
          <text:p text:style-name="P14">Introducción…………………………………………………… <text:span text:style-name="T1">3</text:span></text:p>
        </text:list-item>
        <text:list-item>
          <text:p text:style-name="P14">Objetivos……………………………………………………….</text:p>
        </text:list-item>
        <text:list-item>
          <text:p text:style-name="P14">Desarrollo………………………………………………………</text:p>
        </text:list-item>
        <text:list-item>
          <text:p text:style-name="P15">Conclusión……………………………………………………..</text:p>
        </text:list-item>
        <text:list-item>
          <text:p text:style-name="P15">Bibliografía…………………………………………………….</text:p>
        </text:list-item>
      </text:list>
      <text:p text:style-name="P10"/>
      <text:p text:style-name="P13"/>
      <text:p text:style-name="P7">Introducción</text:p>
      <text:p text:style-name="P16">Esta practica </text:p>
      <text:p text:style-name="P7">Objetivos</text:p>
      <text:p text:style-name="P7"/>
      <text:p text:style-name="P7">Desarrollo</text:p>
      <text:p text:style-name="P7"/>
      <text:p text:style-name="P7">Conclusión</text:p>
      <text:p text:style-name="P7"/>
      <text:p text:style-name="P7">Bibliografía</text:p>
      <text:p text:style-name="P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41:57.369781465</meta:creation-date>
    <dc:date>2022-11-11T22:24:33.435546187</dc:date>
    <meta:editing-duration>PT3H20M1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18" meta:word-count="34" meta:character-count="324" meta:non-whitespace-character-count="312"/>
  </office:meta>
</office:document-meta>
</file>